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wasdee" svg:font-family="Sawasde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Sawasdee" fo:font-size="14pt" fo:font-weight="bold" officeooo:rsid="001ecebe" officeooo:paragraph-rsid="001ecebe" style:font-size-asian="14pt" style:font-weight-asian="bold" style:font-size-complex="14pt" style:font-weight-complex="bold"/>
    </style:style>
    <style:style style:name="P2" style:family="paragraph" style:parent-style-name="Standard" style:list-style-name="L1">
      <style:paragraph-properties fo:line-height="150%"/>
      <style:text-properties style:font-name="Sawasdee" fo:font-size="14pt" fo:font-weight="bold" officeooo:rsid="002082a0" officeooo:paragraph-rsid="002082a0" style:font-size-asian="14pt" style:font-weight-asian="bold" style:font-size-complex="14pt" style:font-weight-complex="bold"/>
    </style:style>
    <style:style style:name="P3" style:family="paragraph" style:parent-style-name="Standard" style:list-style-name="L1">
      <style:paragraph-properties fo:line-height="150%"/>
      <style:text-properties style:font-name="Sawasdee" fo:font-size="14pt" fo:font-weight="bold" officeooo:rsid="0020a008" officeooo:paragraph-rsid="0020a008" style:font-size-asian="14pt" style:font-weight-asian="bold" style:font-size-complex="14pt" style:font-weight-complex="bold"/>
    </style:style>
    <style:style style:name="P4" style:family="paragraph" style:parent-style-name="Standard" style:list-style-name="L1">
      <style:paragraph-properties fo:line-height="150%"/>
      <style:text-properties style:font-name="Sawasdee" fo:font-size="14pt" fo:font-weight="bold" officeooo:rsid="00247767" officeooo:paragraph-rsid="00247767" style:font-size-asian="14pt" style:font-weight-asian="bold" style:font-size-complex="14pt" style:font-weight-complex="bold"/>
    </style:style>
    <style:style style:name="P5" style:family="paragraph" style:parent-style-name="Standard" style:list-style-name="L1">
      <style:paragraph-properties fo:line-height="150%"/>
      <style:text-properties style:font-name="Sawasdee" fo:font-size="14pt" fo:font-weight="bold" officeooo:rsid="0024989f" officeooo:paragraph-rsid="0024989f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paragraph-properties fo:line-height="150%"/>
      <style:text-properties style:font-name="Sawasdee" fo:font-size="14pt" fo:font-weight="bold" officeooo:rsid="002500c2" officeooo:paragraph-rsid="0024989f" style:font-size-asian="14pt" style:font-weight-asian="bold" style:font-size-complex="14pt" style:font-weight-complex="bold"/>
    </style:style>
    <style:style style:name="T1" style:family="text">
      <style:text-properties officeooo:rsid="0024989f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udas:</text:p>
      <text:p text:style-name="P1"/>
      <text:list xml:id="list446026374" text:style-name="L1">
        <text:list-item>
          <text:p text:style-name="P2">Es necesario poner this→value en los metodos de clase o directamente ponemos values y lo supone ya d<text:span text:style-name="T1">e </text:span>por si.</text:p>
        </text:list-item>
        <text:list-item>
          <text:p text:style-name="P3">Un espacio o /tab es un error en el file o se puede aceptar como valido?</text:p>
        </text:list-item>
        <text:list-item>
          <text:p text:style-name="P4">El operador &gt;&gt; reconoce al ‘\0’ o lo ignora?</text:p>
        </text:list-item>
        <text:list-item>
          <text:p text:style-name="P5">Hay que chequear que el archivo de entrada entre con el formato correcto?</text:p>
        </text:list-item>
        <text:list-item>
          <text:p text:style-name="P6">Como utilizar el destructor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wasdee" svg:font-family="Sawasde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5T17:10:42.607962019</meta:creation-date>
    <dc:date>2018-09-20T14:40:47.585108295</dc:date>
    <meta:editing-duration>PT21M57S</meta:editing-duration>
    <meta:editing-cycles>3</meta:editing-cycles>
    <meta:generator>LibreOffice/6.0.3.2$Linux_X86_64 LibreOffice_project/00m0$Build-2</meta:generator>
    <meta:document-statistic meta:table-count="0" meta:image-count="0" meta:object-count="0" meta:page-count="1" meta:paragraph-count="6" meta:word-count="68" meta:character-count="337" meta:non-whitespace-character-count="280"/>
  </office:meta>
</office:document-meta>
</file>